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6F56614BA5698ECE.png" manifest:media-type="image/png"/>
  <manifest:file-entry manifest:full-path="Pictures/100000000000055600000300908C8873FB8BEA23.png" manifest:media-type="image/png"/>
  <manifest:file-entry manifest:full-path="Pictures/1000000000000556000003008DAF4D35E7660325.png" manifest:media-type="image/png"/>
  <manifest:file-entry manifest:full-path="Pictures/1000000000000556000003005C64E0CA37E2EC23.png" manifest:media-type="image/png"/>
  <manifest:file-entry manifest:full-path="Pictures/1000000000000556000003006FC77101D4A738AB.png" manifest:media-type="image/png"/>
  <manifest:file-entry manifest:full-path="Pictures/100000000000055600000300DBB8FAA5D957F10E.png" manifest:media-type="image/png"/>
  <manifest:file-entry manifest:full-path="Pictures/10000000000005560000030047C61D3E6B90443D.png" manifest:media-type="image/png"/>
  <manifest:file-entry manifest:full-path="Pictures/100000000000055600000300BAE6CB7BB440E7E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draw:frame draw:style-name="fr2" draw:name="Image8" text:anchor-type="paragraph" svg:width="17.468cm" svg:height="9.82cm" draw:z-index="7"><draw:image xlink:href="Pictures/100000000000055600000300BAE6CB7BB440E7E4.png" xlink:type="simple" xlink:show="embed" xlink:actuate="onLoad"/></draw:frame></text:p>
      <text:p text:style-name="Standard"/>
      <text:p text:style-name="Standard"><draw:frame draw:style-name="fr1" draw:name="Image1" text:anchor-type="paragraph" svg:x="-0.512cm" svg:y="0.423cm" svg:width="17.586cm" svg:height="9.885cm" draw:z-index="0"><draw:image xlink:href="Pictures/10000000000005560000030047C61D3E6B90443D.png" xlink:type="simple" xlink:show="embed" xlink:actuate="onLoad"/></draw:frame></text:p>
      <text:p text:style-name="Standard"/>
      <text:p text:style-name="Standard"/>
      <text:p text:style-name="Standard"><draw:frame draw:style-name="fr2" draw:name="Image2" text:anchor-type="paragraph" svg:width="18.627cm" svg:height="10.47cm" draw:z-index="1"><draw:image xlink:href="Pictures/100000000000055600000300DBB8FAA5D957F10E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Image3" text:anchor-type="paragraph" svg:x="-0.286cm" svg:y="0.148cm" svg:width="17.746cm" svg:height="9.977cm" draw:z-index="2"><draw:image xlink:href="Pictures/1000000000000556000003006FC77101D4A738AB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Image4" text:anchor-type="paragraph" svg:x="0.185cm" svg:y="0.436cm" svg:width="17cm" svg:height="9.557cm" draw:z-index="3"><draw:image xlink:href="Pictures/1000000000000556000003008DAF4D35E7660325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x="0.318cm" svg:y="0.095cm" svg:width="16.775cm" svg:height="10.118cm" draw:z-index="4"><draw:image xlink:href="Pictures/1000000000000556000003005C64E0CA37E2EC23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Image6" text:anchor-type="paragraph" svg:x="0.185cm" svg:y="0.429cm" svg:width="17cm" svg:height="9.557cm" draw:z-index="5"><draw:image xlink:href="Pictures/1000000000000556000003006F56614BA5698ECE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paragraph" svg:x="0.159cm" svg:y="0.21cm" svg:width="17cm" svg:height="9.557cm" draw:z-index="6"><draw:image xlink:href="Pictures/100000000000055600000300908C8873FB8BEA23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8T09:20:32.456851187</meta:creation-date>
    <dc:date>2019-02-08T09:44:49.867020188</dc:date>
    <meta:editing-duration>PT3M43S</meta:editing-duration>
    <meta:editing-cycles>2</meta:editing-cycles>
    <meta:generator>LibreOffice/5.3.0.3$Linux_X86_64 LibreOffice_project/7074905676c47b82bbcfbea1aeefc84afe1c50e1</meta:generator>
    <meta:document-statistic meta:table-count="0" meta:image-count="8" meta:object-count="0" meta:page-count="4" meta:paragraph-count="0" meta:word-count="0" meta:character-count="0" meta:non-whitespace-character-count="0"/>
  </office:meta>
</office:document-meta>
</file>